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47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6"/>
      <text:p text:style-name="P36"/>
      <text:p text:style-name="P36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6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7"/>
      <text:p text:style-name="P36"/>
      <text:p text:style-name="P36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6"/>
      <text:p text:style-name="P36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6"/>
      <text:p text:style-name="P36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8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39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0"/>
      <text:p text:style-name="P40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5"/>
      <text:p text:style-name="P45"/>
      <text:p text:style-name="P45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1"/>
      <text:p text:style-name="P41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2"/>
      <text:p text:style-name="P42"/>
      <text:p text:style-name="P62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3"/>
      <text:p text:style-name="P43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46"><text:span text:style-name="T10">1.8.1 </text:span><text:span text:style-name="T11">Compresión de un gas a temperatura constante (Ley de Boyle)</text:span></text:p>
      <text:p text:style-name="P46"><text:span text:style-name="T10">1.8.2 </text:span><text:span text:style-name="T11">Expansión de un gas a presión constante (Ley de Gay-Lussac)</text:span></text:p>
      <text:p text:style-name="P46"><text:span text:style-name="T11">1.</text:span><text:span text:style-name="T12">8.3 </text:span><text:span text:style-name="T11">Mezcla de gases (Ley de Dalton)</text:span></text:p>
      <text:p text:style-name="P48">Comentem exercicis 1.9-1 a 3.</text:p>
      <text:p text:style-name="P47"/>
      <text:p text:style-name="P49"/>
      <text:p text:style-name="P58">Dimecres <text:tab/>11/10/23</text:p>
      <text:p text:style-name="P21"><text:a xlink:type="simple" xlink:href="https://paulinoposada.github.io/web_fred/apunts/unitat_1/fred_apunts_ud_1_2_gs.pdf">Unitat 1.2</text:a></text:p>
      <text:p text:style-name="P49">Comentem, exercicis 1.9-4 i 5</text:p>
      <text:p text:style-name="P49">Comentem apartat 1.10 Caudal y velocidad</text:p>
      <text:p text:style-name="P50">Comentem apartat 1.10.<text:span text:style-name="T13">1</text:span> C<text:span text:style-name="T13">onservación del caudal volumétrico</text:span></text:p>
      <text:p text:style-name="P49"/>
      <text:p text:style-name="P58"/>
      <text:p text:style-name="P58">Dilluns <text:tab/>16/10/23</text:p>
      <text:p text:style-name="P51"><text:a xlink:type="simple" xlink:href="https://paulinoposada.github.io/web_fred/apunts/unitat_1/fred_apunts_ud_1_3_gs.pdf">Unitat 1.3</text:a></text:p>
      <text:p text:style-name="P51">Comentem apartats:</text:p>
      <text:p text:style-name="P51">1.1 Ciclo frigorífico</text:p>
      <text:p text:style-name="P51">1.1.1 Coeficiente de funcionamiento COP y EER</text:p>
      <text:p text:style-name="P51">1.1.2 Componentes de la instalación frigorífica</text:p>
      <text:p text:style-name="P51"/>
      <text:p text:style-name="P44"/>
      <text:p text:style-name="P44">D<text:span text:style-name="T14">imarts</text:span><text:tab/><text:span text:style-name="T15">17</text:span>/<text:span text:style-name="T16">10</text:span>/23</text:p>
      <text:p text:style-name="P34">Vaga estudiants.</text:p>
      <text:p text:style-name="P54"/>
      <text:p text:style-name="P59">Dimecres <text:tab/>18/10/23</text:p>
      <text:p text:style-name="P55">Examen i solució d'examen.</text:p>
      <text:p text:style-name="P55"/>
      <text:p text:style-name="P55"/>
      <text:p text:style-name="P60">Di<text:span text:style-name="T17">jous</text:span> <text:tab/>1<text:span text:style-name="T17">9</text:span>/10/23</text:p>
      <text:p text:style-name="P52"><text:a xlink:type="simple" xlink:href="https://paulinoposada.github.io/web_fred/apunts/unitat_1/fred_apunts_ud_1_3_gs.pdf">Unitat 1.3</text:a></text:p>
      <text:p text:style-name="P56">Comentem apartat 1.2 Ejercicios ciclo frigorífico.</text:p>
      <text:p text:style-name="P56">Exercici 1.2.1</text:p>
      <text:p text:style-name="P56"/>
      <text:p text:style-name="P56"/>
      <text:p text:style-name="P61">Di<text:span text:style-name="T18">vendres</text:span> <text:tab/><text:span text:style-name="T18">20</text:span>/10/23</text:p>
      <text:p text:style-name="P53"><text:a xlink:type="simple" xlink:href="https://paulinoposada.github.io/web_fred/apunts/unitat_1/fred_apunts_ud_1_3_gs.pdf">Unitat 1.3</text:a></text:p>
      <text:p text:style-name="P57">Comentem apartat 1.2 Ejercicios ciclo frigorífico.</text:p>
      <text:p text:style-name="P57"><text:span text:style-name="T18">Comentem e</text:span>xercici 1.2.<text:span text:style-name="T18">2</text:span></text:p>
      <text:p text:style-name="P57"/>
      <text:p text:style-name="P57"/>
      <text:p text:style-name="P66">Di<text:span text:style-name="T19">lluns</text:span> <text:tab/><text:span text:style-name="T18">23</text:span>/10/23</text:p>
      <text:p text:style-name="P65"><text:a xlink:type="simple" xlink:href="https://paulinoposada.github.io/web_fred/apunts/unitat_1/fred_apunts_ud_1_3_gs.pdf">Unitat 1.3</text:a></text:p>
      <text:p text:style-name="P64">Comentem apartat 1.2 Ejercicios ciclo frigorífico.</text:p>
      <text:p text:style-name="P64"><text:span text:style-name="T18">Comentem e</text:span>xercici 1.2.<text:span text:style-name="T19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23T19:51:24.337858815</dc:date>
    <meta:editing-duration>PT14M16S</meta:editing-duration>
    <meta:editing-cycles>26</meta:editing-cycles>
    <meta:document-statistic meta:table-count="0" meta:image-count="0" meta:object-count="0" meta:page-count="4" meta:paragraph-count="110" meta:word-count="483" meta:character-count="3205" meta:non-whitespace-character-count="2818"/>
  </office:meta>
</office:document-meta>
</file>